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3701 bp</text:p>
      <text:p text:style-name="Preformatted_20_Text">Sequence 2: Masked <text:s text:c="4"/>137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78</text:p>
      <text:p text:style-name="Preformatted_20_Text">Guide tree file created: <text:s text:c="2"/><text:a xlink:type="simple" xlink:href="https://www.genome.jp/tools-bin/pushfile?220403192136iUkVB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60319</text:p>
      <text:p text:style-name="Preformatted_20_Text">Alignment Score 67659</text:p>
      <text:p text:style-name="Preformatted_20_Text"/>
      <text:p text:style-name="Preformatted_20_Text">CLUSTAL-Alignment file created <text:s/><text:a xlink:type="simple" xlink:href="https://www.genome.jp/tools-bin/pushfile?220403192136iUkVB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3192136iUkVB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AACAACAACAAAAAAAAACCACCTCTTTACTAACAGACCTTTAAATCAGAA</text:p>
      <text:p text:style-name="Preformatted_20_Text">Masked <text:s text:c="9"/>NNNNNNNNNAACAACAACAAAAAAAAACCACCTCTTTACTAACAGACCTTTAAAT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TCAGATGTTACAACTAGTTGTAACACTTTGTCAATGGGGATAGCTGATATCTGAG</text:p>
      <text:p text:style-name="Preformatted_20_Text">Masked <text:s text:c="9"/>ATCAGTCAGATGTTACAACTAGTTGTAACACTTTGTCAATGGGGATAGCTGATAT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GTTTGTTTGTTTTTTTCTGTTTAATACTAAGTATAAACTTGAAATAGTATAAATC</text:p>
      <text:p text:style-name="Preformatted_20_Text">Masked <text:s text:c="9"/>NNNNNNNNNNNNNNNNNNNNNNNNNNNAATACTAAGTATAAACTTGAAATAGTATAAATC</text:p>
      <text:p text:style-name="Preformatted_20_Text"><text:s text:c="43"/>*********************************</text:p>
      <text:p text:style-name="Preformatted_20_Text"/>
      <text:p text:style-name="Preformatted_20_Text">Unmasked <text:s text:c="7"/>AAAAGCCTAAGCAGTTGCTGAACTGGAGATCTAAGAAAATCAACTTGAAGACAGCCTTAG</text:p>
      <text:p text:style-name="Preformatted_20_Text">Masked <text:s text:c="9"/>AAAAGCCTAAGCAGTTGCTGAACTGGAGATCTAAGAAAATCAACTTGAAGACAGCCTT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CTCAATTCAGCAGGTCATGCAATTATATAAACCTTTCTTGCACTTTCTGTAATGCAAA</text:p>
      <text:p text:style-name="Preformatted_20_Text">Masked <text:s text:c="9"/>TACTCAATTCAGCAGGTCATGCAATTATATAAACCTTTCTTGCACTTTCTGTAA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TATGAATTTAAATATTTGTCTCAAACTGGAAATGTAGAAACTTCTGGATATTACA</text:p>
      <text:p text:style-name="Preformatted_20_Text">Masked <text:s text:c="9"/>AAAGCTATGAATTTAAATATTTGTCTCAAACTGGAAATGTAGAAACTTCTGGATA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ATATAAAACTGTAGTATCTCAAGTGATGTTACCTAATGACATTAAAAACAAGCAA</text:p>
      <text:p text:style-name="Preformatted_20_Text">Masked <text:s text:c="9"/>CTGCTATATAAAACTGTAGTATCTCAAGTGATGTTACCTAATGACATTAAAAACA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AATAGCAAAGAATCATCTGTGTGGCTGTTGGTTTTATCCTTATAACTCAGTCTTTT</text:p>
      <text:p text:style-name="Preformatted_20_Text">Masked <text:s text:c="9"/>CTCTAATAGCAAAGAATCATCTGTGTGGCTGTTGGTTTTATCCTTATAACTCAG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TAATTGATTCTACAATTTTTGGTGCTGGCTAAGACTTGTTTGTTTCACAGCTTCCT</text:p>
      <text:p text:style-name="Preformatted_20_Text">Masked <text:s text:c="9"/>GGTATAATTGATTCTACAATTTTTGGTGCTGGCTAAGACTTGTTTGTTTCACAGC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ATCTGTTTGACAGCATTCTCTTAAGTCTTTCTGTAGCATCTTGTGTCTCAGGCCT</text:p>
      <text:p text:style-name="Preformatted_20_Text">Masked <text:s text:c="9"/>AACATATCTGTTTGACAGCATTCTCTTAAGTCTTTCTGTAGCATCTTGTGTCTCAG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ACATGAGTTACTCCTCAGTAAGTTCTCAGCTGACCTAAGCGTTTCCTGCTACTAA</text:p>
      <text:p text:style-name="Preformatted_20_Text">Masked <text:s text:c="9"/>GTTCAACATGAGTTACTCCTCAGTAAGTTCTCAGCTGACCTAAGCGTTTCCTGCTA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ATTGCCAACAAGAATAAATAAATGGGAAATTTTCTCTCTTAGGTAGCTGTCAGCC</text:p>
      <text:p text:style-name="Preformatted_20_Text">Masked <text:s text:c="9"/>TGTGGATTGCCAACAAGAATAAATAAATGGGAAATTTTCTCTCTTAGGTAGCTGTC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TTTTTGCTGAATAATTTAGAGTAAGTTCTTGCTTACTTAAATCAGTTGTTACTAG</text:p>
      <text:p text:style-name="Preformatted_20_Text">Masked <text:s text:c="9"/>ATAACTTTTTGCTGAATAATTTAGAGTAAGTTCTTGCTTACTTAAATCAGTTGTTA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GATAACTAGCTTGAAAAATGCTTATTTGGAAGGCAGTTCATTTCCATACTGAAGGC</text:p>
      <text:p text:style-name="Preformatted_20_Text">Masked <text:s text:c="9"/>CATTGATAACTAGCTTGAAAAATGCTTATTTGGAAGGCAGTTCATTTCCATACTG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GAAGAATCACTTTTGGCTGCAAGGAAATGTGATTTAGTATTTGGAGATAGTATCTA</text:p>
      <text:p text:style-name="Preformatted_20_Text">Masked <text:s text:c="9"/>CTTCGAAGAATCACTTTTGGCTGCAAGGAAATGTGATTTAGTATTTGGAGATAGT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AAACCTTAAAAAATACTATTCTTTAGTGCTTAAATGAAGGGCTACTCTTTTAAATA</text:p>
      <text:p text:style-name="Preformatted_20_Text">Masked <text:s text:c="9"/>ATCTAAACCTTAAAAAATACTATTCTTTAGTGCTTAAATGAAGGGCTACTCTTT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TACATTTGAAATCAGCAAATAATCATTTAGGAGCTTTTCAGGTTAAAATTAATAG</text:p>
      <text:p text:style-name="Preformatted_20_Text">Masked <text:s text:c="9"/>CACTGTACATTTGAAATCAGCAAATAATCATTTAGGAGCTTTTCAGGTTAAAATT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TGCTGGGGCTTGACAAAAGCTGACAAGATCAACAAATTACAACCCATGCTATTT</text:p>
      <text:p text:style-name="Preformatted_20_Text">Masked <text:s text:c="9"/>TCCTATTGCTGGGGCTTGACAAAAGCTGACAAGATCAACAAATTACAACCCATGC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GGGATCTCTTGTGGGTAGGGTTGCCATCCACTAGATCAGGCTGTCCAGGGCCTCA</text:p>
      <text:p text:style-name="Preformatted_20_Text">Masked <text:s text:c="9"/>TATAAGGGATCTCTTGTGGGTAGGGTTGCCATCCANNNNNNNNNNNNNNNNNNNNNNNNN</text:p>
      <text:p text:style-name="Preformatted_20_Text"><text:s text:c="16"/>*********************************** <text:s text:c="24"/></text:p>
      <text:p text:style-name="Preformatted_20_Text"><text:soft-page-break/></text:p>
      <text:p text:style-name="Preformatted_20_Text">Unmasked <text:s text:c="7"/>TCCAGCCTGGTCTTGAACACCTCCAGAGATGGGGCATCCATTACTCTCTGGACAGC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GTGTCTCACCACCCTCTGTATAAAGAATTTTCACCTAACATAAATCTAATTTA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ATTTAAAGCCATGTTTCCTTTCTGTTTATAAGCTTCCTTTAAATACTGGAAGGCTGC</text:p>
      <text:p text:style-name="Preformatted_20_Text">Masked <text:s text:c="9"/>NNNNNNNNNNNNNNNGTTTCCTTTCTGTTTATAAGCTTNNNNNNNNNNNNNNNNNNNNNN</text:p>
      <text:p text:style-name="Preformatted_20_Text"><text:s text:c="31"/>*********************** <text:s text:c="21"/></text:p>
      <text:p text:style-name="Preformatted_20_Text"/>
      <text:p text:style-name="Preformatted_20_Text">Unmasked <text:s text:c="7"/>AAAGAGGCCTCCCTGGAGCCTTCTCTTCTCCAGACTGAACAAGATCAGCTCTCTCTG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TTCATAGGAGAAATGCTCTGGCCCTCTAAGAATCCTCGAGGCCTCCTCTGAAC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AAAACTTCATATGTTGTTGATCACTGATCGCTATTAGAAAGACCTCTTGAAGATGC</text:p>
      <text:p text:style-name="Preformatted_20_Text">Masked <text:s text:c="9"/>NNNNAAAACTTCATATGTTGTTGATCACTGATCGCTATTAGAAAGACCTCTTGAAGATGC</text:p>
      <text:p text:style-name="Preformatted_20_Text"><text:s text:c="20"/>********************************************************</text:p>
      <text:p text:style-name="Preformatted_20_Text"/>
      <text:p text:style-name="Preformatted_20_Text">Unmasked <text:s text:c="7"/>TTGCTGGTTGGTTAACTGAGCTTAAATGGCCATTAATTCTGACTTACTTTCTGTCTTAAA</text:p>
      <text:p text:style-name="Preformatted_20_Text">Masked <text:s text:c="9"/>TTGCTGGTTGGTTAACTGAGCTTAAATGGCCATTAATTCTGACTTACTTTCTGT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ATCATCTGTGTTGATATATATANNNNNNNNNNNNNNNNNNNNNNNNNNNNNNNNN</text:p>
      <text:p text:style-name="Preformatted_20_Text">Masked <text:s text:c="9"/>GAACAATCATCTGTGTTGATATATATA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AGGGAACAAAAAATAGAAGTAAATTTCTCAATTGTGCATCATAATGTAGAATA</text:p>
      <text:p text:style-name="Preformatted_20_Text">Masked <text:s text:c="9"/>NNNNNNNAGGGAACAAAAAATAGAAGTAAATTTCTCAATTGTGCATCATAATGT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AAAAAAGATTATATTAAGTTTTAGTTCAAATACTTAAGTAATATTTAACTGCTAA</text:p>
      <text:p text:style-name="Preformatted_20_Text">Masked <text:s text:c="9"/>TTCTTAAAAAAGATTATATTAAGTTTTAGTTCAAATACTTAAGTAATATTTAAC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GTTTATTTTGAGTTATTTCTGTCTTGGGATTGTGCACAAGACATGGTATCTCAA</text:p>
      <text:p text:style-name="Preformatted_20_Text">Masked <text:s text:c="9"/>ACAGCAGTTTATTTTGAGTTATTTCTGTCTTGGGATTGTGCACAAGACATGGTATC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AGATCTGGGTTACAACAAACTTCTGAATAAGAATGATATTCTAGAGAGCTGGCT</text:p>
      <text:p text:style-name="Preformatted_20_Text">Masked <text:s text:c="9"/>ATTTTTAGATCTGGGTTACAACAAACTTCTGAATAAGAATGATATTCTAGAGAGC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GTTGGGCTTTGGTAACAGAGACTTGAGAAGGCTTTGAAACAAAAAAAGCATTGCTC</text:p>
      <text:p text:style-name="Preformatted_20_Text">Masked <text:s text:c="9"/>TGGGGTTGGGCTTTGGTAACAGAGACTTGAGAAGGCTTTGAAACAAAAAAAGCATT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TATTAGTAGGAAGAGAAGAAGGAATGTCAATACTTTATGCTTCCAGTGCTCCACA</text:p>
      <text:p text:style-name="Preformatted_20_Text">Masked <text:s text:c="9"/>TTCTCTATTAGTAGGAAGAGAAGAAGGAATGTCAATACTTTATGCTTCCAGTGCTCCA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AGGATCTCAAAGATGTTAAAAGTAACATCCTCAGACAAAGATCAATTTACTGCAGGCC</text:p>
      <text:p text:style-name="Preformatted_20_Text">Masked <text:s text:c="9"/>TGAGGATCTCAAAGATGTTAAAAGTAACATCCTCAGACAAAGATCAATTTACTGCA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CTTAAGGTCAACAGGCTTCTGGGGAAAGAGTTGTTTAGGGGCAATAGGTAGAGTAG</text:p>
      <text:p text:style-name="Preformatted_20_Text">Masked <text:s text:c="9"/>CTAGCTTAAGGTCAACAGGCTTCTGGGGAAAGAGTTGTTTAGGGGCAATAGGTAGA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ACTGTGTGATGTAGATAGGCACTGCAGCAGCTGCTAGAAGTGTTTACCACTAGTAT</text:p>
      <text:p text:style-name="Preformatted_20_Text">Masked <text:s text:c="9"/>TGGGACTGTGTGATGTAGATAGGCACTGCAGCAGCTGCTAGAAGTGTTTACCACT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GTTTACACTAGTATAGTGACAGTGGAAGTTCTGAGGCATCAGAGCCAGGCAGGGTA</text:p>
      <text:p text:style-name="Preformatted_20_Text">Masked <text:s text:c="9"/>ACGTGTTTACACTAGTATAGTGACAGTGGAAGTTCTGAGGCATCAGAGCCAGGCAG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GAGTAAAAAGGGTTGTCAAACAACCCTGCGATTACTAAGATATTGAAAATTCAA</text:p>
      <text:p text:style-name="Preformatted_20_Text">Masked <text:s text:c="9"/>AGCTGAGAGTAAAAAGGGTTGTCAAACAACCCTGCGATTACTAAGATATTGAAAAT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AGAAACATACATATATCAATTCAGTATCTCAGTAACAGCTTACTTCATATGTAAC</text:p>
      <text:p text:style-name="Preformatted_20_Text">Masked <text:s text:c="9"/>TGGTTAGAAACATACATATATCAATTCAGTATCTCAGTAACAGCTTACTTCATATG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CATATACTAAATAGTACTTAGAAGTTGAAGAGACTGGTGTATCTTCCTTGTCCAA</text:p>
      <text:p text:style-name="Preformatted_20_Text">Masked <text:s text:c="9"/>CTGAACATATACTAAATAGTACTTAGAAGTTGAAGAGACTGGTGTATCTTCCTTG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ATCTTTCTCGGGTTTTTGGAATCAGGTTACATTTCTTTTGTCTCCTACTGCATTT</text:p>
      <text:p text:style-name="Preformatted_20_Text">Masked <text:s text:c="9"/>AATGCATCTTTCTCGGGTTTTTGGAATCAGGTTACATTTCTTTTGTCTCCTACTG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AGGAAAGGGCATCATTAGAGTAGAGGGCAATGCACTGCATGCAACAGAAGCCCCA</text:p>
      <text:p text:style-name="Preformatted_20_Text">Masked <text:s text:c="9"/>ATACAAGGAAAGGGCATCATTAGAGTAGAGGGCAATGCACTGCATGCAACAGAAGC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CTGTGAGAAATGCATGTCTGCTAATCAGGTGGATGCAGGAGGTCCCACTGTAGTA</text:p>
      <text:p text:style-name="Preformatted_20_Text">Masked <text:s text:c="9"/>TCACTCTGTGAGAAATGCATGTCTGCTAATCAGGTGGATGCAGGAGGTCCCACTGT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GCAGCAGCATTAACCTGGCAGGGTGCAGAGGGAGAGCTGCCTTGGAGTAGATGGA</text:p>
      <text:p text:style-name="Preformatted_20_Text">Masked <text:s text:c="9"/>CAGAGGCAGCAGCATTAACCTGGCAGGGTGCAGAGGGAGAGCTGCCTTGGAGTAGA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CAGCACGAAAGGCCAAAACTGAAGTAGATTACAAAGAGTAATCCAGGCAAGTTAGA</text:p>
      <text:p text:style-name="Preformatted_20_Text">Masked <text:s text:c="9"/>TACTCAGCACGAAAGGCCAAAACTGAAGTAGATTACAAAGAGTAATCCAGGCAAG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GTATCTCATCATTCTTCTGCTGTGCAGCATTGCTACCTGTGAATCAAATTATTGG</text:p>
      <text:p text:style-name="Preformatted_20_Text">Masked <text:s text:c="9"/>CTTCAGTATCTCATCATTCTTCTGCTGTGCAGCATTGCTACCTGTGAATCAAATTA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GGTTTATAAAATAGACAAGATCCTACCGTGCTTTGGTATATACAGTCTAAGTGTCA</text:p>
      <text:p text:style-name="Preformatted_20_Text">Masked <text:s text:c="9"/>CCTTGGTTTATAAAATAGACAAGATCCTACCGTGCTTTGGTATATACAGTCTAAG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CACATTTTTCTATAACGTGAAAGTTTTTCATTACTGAGAGTCAGGAGTTTCATAG</text:p>
      <text:p text:style-name="Preformatted_20_Text"><text:soft-page-break/>Masked <text:s text:c="9"/>AGAGACACATTTTTCTATAACGTGAAAGTTTTTCATTACTGAGAGTCAGGAGTTT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TGAAGTTAGGCACTAAAATGAAGAGTCACACTGGAAATTATAGGTCTTCAACTGAA</text:p>
      <text:p text:style-name="Preformatted_20_Text">Masked <text:s text:c="9"/>TGTATGAAGTTAGGCACTAAAATGAAGAGTCACACTGGAAATTATAGGTCTTCA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AACTGGCAAAGCATTACACTCACCGAGGTATTAATACTTAGAGAGCTAAGCACTTG</text:p>
      <text:p text:style-name="Preformatted_20_Text">Masked <text:s text:c="9"/>ACCAAACTGGCAAAGCATTACACTCACCGAGGTATTAATACTTAGAGAGCTAAGCA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TTTTCCAACTATAAGTATTACTATTAGCCTAGTAGCAAATAACATGTTTATTCA</text:p>
      <text:p text:style-name="Preformatted_20_Text">Masked <text:s text:c="9"/>TTTGCTTTTTCCAACTATAAGTATTACTATTAGCCTAGTAGCAAATAACATGTTT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TTTCTTTTAACTCAGGAAAACATTTAGACATTTGTTTAGGCTTAAAGACAATTCC</text:p>
      <text:p text:style-name="Preformatted_20_Text">Masked <text:s text:c="9"/>TGAGCTTTCTTTTAACTCAGGAAAACATTTAGACATTTGTTTAGGCTTAAAGACAA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CTTAATATGCTCAGAAATTAGAAAGTCATAGTGAAGCATTATGCCAATTTGAGAT</text:p>
      <text:p text:style-name="Preformatted_20_Text">Masked <text:s text:c="9"/>ACAATCTTAATATGCTCAGAAATTAGAAAGTCATAGTGAAGCATTATGCCAATTT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AGTATGCCTTTGCTTCAAGTATGAAGGTCATGGCCACGATCTGAAAAGGGGAACT</text:p>
      <text:p text:style-name="Preformatted_20_Text">Masked <text:s text:c="9"/>GTGCCAGTATGCCTTTGCTTCAAGTATGAAGGTCATGGCCACGATCTGAAAAGGG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TGTTCTCTGTGTGTAATTGTTTGATTCTCTTCAATAACATGACCCACCAGAAGAG</text:p>
      <text:p text:style-name="Preformatted_20_Text">Masked <text:s text:c="9"/>GCAGATGTTCTCTGTGTGTAATTGTTTGATTCTCTTCAATAACATGACCCACCAG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GCATGCACAAAGATTTAAAAGGGGAAAAGATCTGTCTTAATACATCTTTGAGATT</text:p>
      <text:p text:style-name="Preformatted_20_Text">Masked <text:s text:c="9"/>CAGGAGCATGCACAAAGATTTAAAAGGGGAAAAGATCTGTCTTAATACATCTTTG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CATGTAATTTTAAGGCAGCAAAGAAAAGTTAGGCAGTTGTTAATCTAAGTAACA</text:p>
      <text:p text:style-name="Preformatted_20_Text">Masked <text:s text:c="9"/>TTTTCTCATGTAATTTTAAGGCAGCAAAGAAAAGTTAGGCAGTTGTTAATCTAAG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CTTCTATGAAAGAGGCAGAAAACAGCTAGAAAATGCTTCCAAAATATTGATCTACA</text:p>
      <text:p text:style-name="Preformatted_20_Text">Masked <text:s text:c="9"/>GGTACTTCTATGAAAGAGGCAGAAAACAGCTAGAAAATGCTTCCAAAATATTGAT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AATACAAACTCAAATGTGATTTTAGTATGCTGCTCAGGGCTATACTGGCATTTTT</text:p>
      <text:p text:style-name="Preformatted_20_Text">Masked <text:s text:c="9"/>ATTTAAATACAAACTCAAATGTGATTTTAGTATGCTGCTCAGGGCTATACTGGCANNNNN</text:p>
      <text:p text:style-name="Preformatted_20_Text"><text:s text:c="16"/>******************************************************* <text:s text:c="4"/></text:p>
      <text:p text:style-name="Preformatted_20_Text"/>
      <text:p text:style-name="Preformatted_20_Text">Unmasked <text:s text:c="7"/>TTTGTTTGTTTGTTTGTTTTTGGTTTTGGTTTTTTTTTTGGTACAG<text:span text:style-name="T1">CTCTTCAGAAAAAA</text:span></text:p>
      <text:p text:style-name="Preformatted_20_Text">Masked <text:s text:c="9"/>NNNNNNNNNNNNNNNNNNNNNNNNNNNNNNNNNNNNNNNGGTACAG<text:span text:style-name="T1">CTCTTCAGAAAAAA</text:span></text:p>
      <text:p text:style-name="Preformatted_20_Text"><text:s text:c="55"/>*********************</text:p>
      <text:p text:style-name="Preformatted_20_Text"/>
      <text:p text:style-name="Preformatted_20_Text">Unmasked <text:s text:c="7"/><text:span text:style-name="T1">CTTTTCTCAGGGGGATAAGAGTACTGAAGGCTGTATCTCCAATAGAGAGAAAGATGAGCA</text:span></text:p>
      <text:p text:style-name="Preformatted_20_Text">Masked <text:s text:c="9"/><text:span text:style-name="T1">CTTTTCTCAGGGGGATAAGAGTACTGAAGGCTGTATCTCCAATAGAGAGAAAGATGAG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TGGAATGCATCGGTGCACTGTGACCCCTGCACCTAGAAAAAGG</text:span>GTAAGCTGTAGCTGA</text:p>
      <text:p text:style-name="Preformatted_20_Text">Masked <text:s text:c="9"/><text:span text:style-name="T1">GCTGGAATGCATCGGTGCACTGTGACCCCTGCACCTAGAAAAAGG</text:span>GTAAGCTGTAGCT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GTCTTCATACCAAAGCAACAGTCAAAAAAGCATTATCAGTTTATAGGAAAATATCAAA</text:p>
      <text:p text:style-name="Preformatted_20_Text">Masked <text:s text:c="9"/>ATGTCTTCATACCAAAGCAACAGTCAAAAAAGCATTATCAGTTTATAGGAAAATA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AGCTCCTAGAATAGCAGGTTCGTGATTTGGTGAAACCCATAATCATTTCAGACCTG</text:p>
      <text:p text:style-name="Preformatted_20_Text">Masked <text:s text:c="9"/>TTGCAGCTCCTAGAATAGCAGGTTCGTGATTTGGTGAAACCCATAATCATTTCAGA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ACAATAATAAGGAAAGACTGTGTCCAGATGTACAAAGCTAGTCAAGTACTCACAT</text:p>
      <text:p text:style-name="Preformatted_20_Text">Masked <text:s text:c="9"/>AAGCCACAATAATAAGGAAAGACTGTGTCCAGATGTACAAAGCTAGTCAAGTACT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TTTTTGTGGAAAGAAATAGATTTTTATGGCCACATAGATATTCTTATTAAGAAC</text:p>
      <text:p text:style-name="Preformatted_20_Text">Masked <text:s text:c="9"/>TGAAAATTTTTGTGGAAAGAAATAGATTTTTATGGCCACATAGATATTCTTATT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TTTTCCCCTTTTAAACATTAAAGAAGCAATCTTTTCAACTAGAATAGATTTTTC</text:p>
      <text:p text:style-name="Preformatted_20_Text">Masked <text:s text:c="9"/>ACTACTTTTTCCCCTTTTAAACATTAAAGAAGCAATCTTTTCAACTAGAATAGA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AGGGGCCTCTTTTAAGAGTACAAAAAAAAAATGAAAGACTTGAAAGCAGATAA</text:p>
      <text:p text:style-name="Preformatted_20_Text">Masked <text:s text:c="9"/>TTTTCTTAGGGGCCTCTTTTAAGAGTACAAAAAAAAAATGAAAGACTTGAAAGCAG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TATGATGTATTTCCTCCCAGGATTCAAAATAATGGAAATAATGAGATAAATAAA</text:p>
      <text:p text:style-name="Preformatted_20_Text">Masked <text:s text:c="9"/>AATATTTATGATGTATTTCCTCCCAGGATTCANNNNNNNNNNNNNNNNNNNNNNNNNNNN</text:p>
      <text:p text:style-name="Preformatted_20_Text"><text:s text:c="16"/>******************************** <text:s text:c="27"/></text:p>
      <text:p text:style-name="Preformatted_20_Text"/>
      <text:p text:style-name="Preformatted_20_Text">Unmasked <text:s text:c="7"/>TAGATAAAGTAAGCATCTCTACATAGTTGCTAAGATATATATTTTTTTACAACATAAGCT</text:p>
      <text:p text:style-name="Preformatted_20_Text">Masked <text:s text:c="9"/>NNNNNNNNNNNNGCATCTCTACATAGTTGCTAAGATATATATTTTTTTACAACATAAGCT</text:p>
      <text:p text:style-name="Preformatted_20_Text"><text:s text:c="28"/>************************************************</text:p>
      <text:p text:style-name="Preformatted_20_Text"/>
      <text:p text:style-name="Preformatted_20_Text">Unmasked <text:s text:c="7"/>GTACCAGTGGACTTTCAACCAATAATTTCACTGAAGATGCTTAATTTTGAAAAGTTATAC</text:p>
      <text:p text:style-name="Preformatted_20_Text">Masked <text:s text:c="9"/>GTACCAGTGGACTTTCAACCAATAATTTCACTGAAGATGCTTAATTTTGAAAAGT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GCTGAAAATTCCTTAGTTCTGGTGGTTCCCTTTTCTCTCTAAGCACATTAGAACT</text:p>
      <text:p text:style-name="Preformatted_20_Text">Masked <text:s text:c="9"/>GTTCAGCTGAAAATTCCTTAGTTCTGGTGGTTCCCTTTTCTCTCTAAGCACATTA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TAATATTTCAAA<text:span text:style-name="T1">TTTCATACCAGAAGTGTTGAAGGTTTCAGACAGTTTGGCAGA</text:span></text:p>
      <text:p text:style-name="Preformatted_20_Text">Masked <text:s text:c="9"/>TTTATTTAATATTTCAAA<text:span text:style-name="T1">TTTCATACCAGAAGTGTTGAAGGTTTCAGACAGTTTGGC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AACATGAC</text:span>TGGTAGACGAGAAGCTGAACATGAGCCAGCAGTGTGCACTTGCAGCCCAG</text:p>
      <text:p text:style-name="Preformatted_20_Text">Masked <text:s text:c="9"/><text:span text:style-name="T1">AAAACATGAC</text:span>NNNNNNNNNNNNNNNNNNNNNNNNNNNNNNNNNNNNNNNNNNNNNNNNNN</text:p>
      <text:p text:style-name="Preformatted_20_Text"><text:s text:c="16"/>********** <text:s text:c="49"/></text:p>
      <text:p text:style-name="Preformatted_20_Text"/>
      <text:p text:style-name="Preformatted_20_Text">Unmasked <text:s text:c="7"/>AAGGCCAACTGTGTTCTGGGCTGCATTAAAAGAGGGGTGTCCAGAAGGGAGAGGGA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GTCCCCCTCTACTCAGCTCTTGTGAGGCCCCATCTGCAGTACTGTGTCCAGGA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CCTAAGCACAAGAAAGACGAGGAGGTCTTGGAACGGGTCCAGAGGAGGGCCACT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TGATCAGAGGGCTGGAGCACCTCTCCTGTGAAGAAAGGTTGAGGGAACTGGGCTTG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CGGAGAAGAAGGGCTCCAGGCAGACCTCACTGTGGTCTTCCAGTACTTGAAG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ATAAACAGGAGGGGGTACGGCTGTTTACATGGGTGGATAGTGATAGGATAAGGG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GTTTTAAACTGAGACAGGGCAGTTTTAGGTTAGATATTAGGAGGAAGTTTTTCA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AGGCGGTGACACATTGGAACAGGTTGCCCAAGGAGGTTGTGGATGCCCCATCC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TTCAAAGCCAGGCTGGATGTGGCTCCGGGCAGCCTCGTCTGGTGGTTGGCGA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CATAGCAGGGAGGTTGAAACTCAATGATCTTTGTGGTCCTTTTCAAGCCAGG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ATGA<text:span text:style-name="T1">CATGATATGTAGAGCTGTGAAATTGACAATGTCTGTCTCACAAAACCAGAACC</text:span></text:p>
      <text:p text:style-name="Preformatted_20_Text">Masked <text:s text:c="9"/>NNNNNNN<text:span text:style-name="T1">CATGATATGTAGAGCTGTGAAATTGACAATGTCTGTCTCACAAAACCAGAACC</text:span></text:p>
      <text:p text:style-name="Preformatted_20_Text"><text:s text:c="23"/>*****************************************************</text:p>
      <text:p text:style-name="Preformatted_20_Text"/>
      <text:p text:style-name="Preformatted_20_Text">Unmasked <text:s text:c="7"/><text:span text:style-name="T1">AGACTGGCACTGACTTTCAACATAAATCTG</text:span>TTAGGTTTGTTTTTATTCCGTAGTGAATTG</text:p>
      <text:p text:style-name="Preformatted_20_Text">Masked <text:s text:c="9"/><text:span text:style-name="T1">AGACTGGCACTGACTTTCAACATAAATCTG</text:span>TTAGGTTTGTTTTTATTCCGTAGTG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ATAATTTAGCAAAGCATGCTTTACTCAGTTCTATGACGAAGTTCACCCAGTTTCTA</text:p>
      <text:p text:style-name="Preformatted_20_Text">Masked <text:s text:c="9"/>TGTTATAATTTAGCAAAGCATGCTTTACTCAGTTCTATGACGAAGTTCACCCAG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GTCAAAGTGAATATACAAAAAGGGGCATATGTTTTAGTGATTTTCTACTAGGGAA</text:p>
      <text:p text:style-name="Preformatted_20_Text">Masked <text:s text:c="9"/>TTTAAGTCAAAGTGAATATACAAAAAGGGGCATATGTTTTAGTGATTTTCTACTA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TCCCTAAGCAGTGTTTTAATGCTAGAGATTAGAGAAAGTATTCAGTATGTAGATG</text:p>
      <text:p text:style-name="Preformatted_20_Text">Masked <text:s text:c="9"/>TGCTTTCCCTAAGCAGTGTTTTAATGCTAGAGATTAGAGAAAGTATTCAGTATGTA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GTAGCAAAGCCAAAACCAAAACATGCAAAATGCTTAAGAAAAGAGTACATTCCTC</text:p>
      <text:p text:style-name="Preformatted_20_Text">Masked <text:s text:c="9"/>TGTGGGTAGCAAAGCCAAAACCAAAACATGCAAAATGCTTAAGAAAAGAGTACAT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TCTCATTATAACTTTGGTCGGATTTAAATTCTTTTCCTGTTTTTTTCACTCAGTG</text:p>
      <text:p text:style-name="Preformatted_20_Text">Masked <text:s text:c="9"/>TGATCTCTCATTATAACTTTGGTCGGATTTAAATTCTTTTCCTGTTTTTTTCACT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AAACTATCCATAATAGGAGTGTTCTTTCTTCTAGCATACATTTTCTACCTCGTA</text:p>
      <text:p text:style-name="Preformatted_20_Text">Masked <text:s text:c="9"/>TTTTTTAAACTATCCATAATAGGAGTGTTCTTTCTTCTAGCATACATTTTCTACCTCG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CAATAACTGTTTTATGAAAAATCACTGAGAAAAACATAGGACTAAAGGAAAACTGATG</text:p>
      <text:p text:style-name="Preformatted_20_Text">Masked <text:s text:c="9"/>CACAATAACTGTTTTATGAAAAATCACTGAGAAAAACATAGGACTAAAGGAAAACT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ATATGGAGGCTTAGTGTCTAAAGTGATACGGTATGTGTCATCTGGGAACAAGGA</text:p>
      <text:p text:style-name="Preformatted_20_Text">Masked <text:s text:c="9"/>AAATGGATATGGAGGCTTAGTGTCTAAAGTGATACGGTATGTGTCATCTGGGAAC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CTAGATTCAAAGATCTGAATTTGTAAAGCAATACAAGCATGGTATATGAATTAAT</text:p>
      <text:p text:style-name="Preformatted_20_Text">Masked <text:s text:c="9"/>AGCTGCTAGATTCAAAGATCTGAATTTGTAAAGCAATACAAGCATGGTATATGAA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TTTTCAAGAAATATCACAACAAGAAAGTAGCGTAAGTTAATGGTAATACTGCTGAC</text:p>
      <text:p text:style-name="Preformatted_20_Text">Masked <text:s text:c="9"/>GTAATTTTCAAGAAATATCACAACAAGAAAGTAGCGTAAGTTAATGGTAATACTG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CAGAAAAGGAGAGATGGTAAATGAATTTATAGTCATTGTTGATAGTCTTTTTTTT</text:p>
      <text:p text:style-name="Preformatted_20_Text">Masked <text:s text:c="9"/>CAAAACAGAAAAGGAGAGATGGTAAATGAATTTATAGTCATTGTTGATAGTCTT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ACTGAAAAGTCCAGATATAGAATGAAAAATTAGAAAGAATGTGTTTAATTATTAG</text:p>
      <text:p text:style-name="Preformatted_20_Text">Masked <text:s text:c="9"/>CAGCTACTGAAAAGTCCAGATATAGAATGAAAAATTAGAAAGAATGTGTTTAATT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CAGCCATTACATGACACCTACAGGTGAGTTAATTAATATCAGCATGTGTTGTTTTA</text:p>
      <text:p text:style-name="Preformatted_20_Text">Masked <text:s text:c="9"/>CTTACAGCCATTACATGACACCTACAGGTGAGTTAATTAATATCAGCATGTGTTG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GATGGACTATATCTCAAATCTTTAAAAAACAATTGTACAAAACAAAATTGTGTATA</text:p>
      <text:p text:style-name="Preformatted_20_Text">Masked <text:s text:c="9"/>TTATGATGGACTATATCTCAAATCTTTAAAAAACAATTGTACAAAACAAAATTG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ATGGTATCTGACCTCGGTACAATTATTTTTTCACTCTTACTTTAGAACACCAATTA</text:p>
      <text:p text:style-name="Preformatted_20_Text">Masked <text:s text:c="9"/>ATCTATGGTATCTGACCTCGGTACAATTATTTTTTCACTCTTACTTTAGAACACCA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GTTCATATCTTCCAAACAGCAATAATTTAAACAAATCAAAAATAATTCTTTGTTG</text:p>
      <text:p text:style-name="Preformatted_20_Text">Masked <text:s text:c="9"/>TTAAAGTTCATATCTTCCAAACAGCAATAATTTAAACAAATCAAAAATAATTCTT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AGTTAATATTTTCCTGGATTCTCCTAAAACACAATTAAAATAATAATCTAGTAA</text:p>
      <text:p text:style-name="Preformatted_20_Text">Masked <text:s text:c="9"/>ATATTGAGTTAATATTTTCCTGGATTCTCCTAAAACACAATTAAAATAATAATCT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AGAATATAGAAACAATTAGAATAAATAATAACATTTTGTAATAGAGAGCAGTTC</text:p>
      <text:p text:style-name="Preformatted_20_Text">Masked <text:s text:c="9"/>TGAAAAAGAATATAGAAACAATTAGAATAAATAATAACATTTTGTAATAGAGAGC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CGAGTTACTTTTCTTATCTATCTCAATAAACTAAAAATTAAATTTAGCAATATGG</text:p>
      <text:p text:style-name="Preformatted_20_Text">Masked <text:s text:c="9"/>TCCCACGAGTTACTTTTCTTATCTATCTCAATAAACTAAAAATTAAATTTAGCAAT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NNNNNNNNNNNNNNNNNNNNNNNNNNNNNNNNNNNNNNNNNNNNNNNNNNNNNNNNNN</text:p>
      <text:p text:style-name="Preformatted_20_Text">Masked <text:s text:c="9"/>CT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GCTTTTTTTTTTTTCCAT</text:p>
      <text:p text:style-name="Preformatted_20_Text"><text:soft-page-break/>Masked <text:s text:c="9"/>NNNNNNNNNNNNNNNNNNNNNNNNNNNNNNNNNNNNNNNNNNGCTTTTTTTTTTT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GAAAAGAGAGCAAAAATTGCTTCTTAAGTAATGAAAGAATAAAAAGGGAAAGATC</text:p>
      <text:p text:style-name="Preformatted_20_Text">Masked <text:s text:c="9"/>TTGAAGAAAAGAGAGCAAAAATTGCTTCTTAAGTAATGAAAGAATAAAAAGGGAA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GAAGAATAGCTGGGAGTATCATTTAAGGTCTATCTGGGAAAGCAAAAAAAAGATT</text:p>
      <text:p text:style-name="Preformatted_20_Text">Masked <text:s text:c="9"/>TCTGTGAAGAATAGCTGGGAGTATCATTTAAGGTCTATCTGGGAAAGCAAAAAAA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TTATATTAG<text:span text:style-name="T1">GTTGATGCATGAAGTGACAATTTCTGTGTAACAAAGATGATGACTG</text:span></text:p>
      <text:p text:style-name="Preformatted_20_Text">Masked <text:s text:c="9"/>TATTTTTATATTAG<text:span text:style-name="T1">GTTGATGCATGAAGTGACAATTTCTGTGTAACAAAGATGATGAC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AGATTTTTCTAATGAACTGTAAATTTGTACCACAGTTGCCATGCCATAATGATCGCA</text:span></text:p>
      <text:p text:style-name="Preformatted_20_Text">Masked <text:s text:c="9"/><text:span text:style-name="T1">CTGAGATTTTTCTAATGAACTGTAAATTTGTACCACAGTTGCCATGCCATAATGATCG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GACAGGCCGGAAGTTGGCAGGAAGGGGAAGA</text:span>GTATGTAATGAACAAAAACATAGTTTT</text:p>
      <text:p text:style-name="Preformatted_20_Text">Masked <text:s text:c="9"/><text:span text:style-name="T1">TTGACAGGCCGGAAGTTGGCAGGAAGGGGAAGA</text:span>GTATGTAATGAACAAAAACAT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CTCTAAAACTGTCTCCAAAAGCAACAGAAAATATAGGCTTTCCCTGAAGTGTAAT</text:p>
      <text:p text:style-name="Preformatted_20_Text">Masked <text:s text:c="9"/>GGGCACTCTAAAACTGTCTCCAAAAGCAACAGAAAATATAGGCTTTCCCTGAAGT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CTCATTTGTGTACTGAAATTCAACATAGCTTTTGGAAGAACATCTGACAACTGT</text:p>
      <text:p text:style-name="Preformatted_20_Text">Masked <text:s text:c="9"/>TATGTTCTCATTTGTGTACTGAAATTCAACATAGCTTTTGGAAGAACATCTGACA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GTTGTTTACTTAAAAGATGATAAATATCCAGACAGTGAATTCCAAATAAATCAAG</text:p>
      <text:p text:style-name="Preformatted_20_Text">Masked <text:s text:c="9"/>TTTATGTTGTTTACTTAAAAGATGATAAATATCCAGACAGTGAATTCCAAATAAA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TGCTAATATACAGAATCATATATATATATGATATGAATATTCTTACAGTTATTAT</text:p>
      <text:p text:style-name="Preformatted_20_Text">Masked <text:s text:c="9"/>CATTATGCTAATATACAGAATCANNNNNNNNNNNNNNNNNNNNNNNNNNNNNNNNNNNNN</text:p>
      <text:p text:style-name="Preformatted_20_Text"><text:s text:c="16"/>*********************** <text:s text:c="36"/></text:p>
      <text:p text:style-name="Preformatted_20_Text"/>
      <text:p text:style-name="Preformatted_20_Text">Unmasked <text:s text:c="7"/>TTAAATATTATTATTATGGTTGTTATTGTTGTTATTATTATTATTAATTAAGTAGCATTT</text:p>
      <text:p text:style-name="Preformatted_20_Text">Masked <text:s text:c="9"/>NNNNNNNNNNNNNNNNNNNNNNNNNNNNNNNNNNNNNNNNNNNNNNNNNNAGTAGCATTT</text:p>
      <text:p text:style-name="Preformatted_20_Text"><text:s text:c="66"/>**********</text:p>
      <text:p text:style-name="Preformatted_20_Text"/>
      <text:p text:style-name="Preformatted_20_Text">Unmasked <text:s text:c="7"/>CATAAGGAATCAGTCATTCCCAATTACATCATTTACACACTGCCTGCAGCTTTTGTTTTT</text:p>
      <text:p text:style-name="Preformatted_20_Text">Masked <text:s text:c="9"/>CATAAGGAATCAGTCATTCCCAATTACATCATTTACACACTGCCTGCAGCTTT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TTACATTATTCACTTCCCCAGAAAGCGAGAGAAGAAAACATAGTATACTACAGTA</text:p>
      <text:p text:style-name="Preformatted_20_Text">Masked <text:s text:c="9"/>CAGAATTACATTATTCACTTCCCCAGAAAGCGAGAGAAGAAAACATAGTATACTA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CTTGTGTTGAGATGAAAGGGGTGCAGCCTGTATTTCACTGTGGAAGAGCACGACTG</text:p>
      <text:p text:style-name="Preformatted_20_Text">Masked <text:s text:c="9"/>CCACCTTGTGTTGAGATGAAAGGGGTGCAGCCTGTATTTCACTGTGGAAGAGCACG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ACAGTCATCCTTTGTAGCAAGGAGAAATAAGCTTTACAGGCATTTTTAGAAGCAGG</text:p>
      <text:p text:style-name="Preformatted_20_Text">Masked <text:s text:c="9"/>CCCAACAGTCATCCTTTGTAGCAAGGAGAAATAAGCTTTACAGGCATTTTTAGAAGCAG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TTTTTTATTTTTTTTAAATTATTTCTATTCTAATAAATTATTGAAGGTTTTCATGAGA</text:p>
      <text:p text:style-name="Preformatted_20_Text">Masked <text:s text:c="9"/>GTTTTTTTATTTTTTTTAAATTATTTCTATTCTAATAAATTATTGAAGGTTTTCA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ATAAAAATTTAGTAGTGATGCTGGCAACTTGCATACTTGAAACCCATTTTCCACG</text:p>
      <text:p text:style-name="Preformatted_20_Text">Masked <text:s text:c="9"/>CATGTATAAAAATTTAGTAGTGATGCTGGCAACTTGCATACTTGAAACCCATTTTCC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CTAGGTACAGGGACATGTATCAGACATAAATATTGTGACCCTTGGAAAGACTGAA</text:p>
      <text:p text:style-name="Preformatted_20_Text">Masked <text:s text:c="9"/>CTCAGCTAGGTACAGGGACATGTATCAGACATAAATATTGTGACCCTTGGAAAG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TTACATATAGAATATGATAGAACATGATAGAAACAAACAAAACAAACAAACAAACA</text:p>
      <text:p text:style-name="Preformatted_20_Text">Masked <text:s text:c="9"/>AACTTTACATATAGAATATGATAGAACATGATAG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AAATGCAATATGGAATCTCCAAAGAAGCAATTCTATAATTTTCTGCTGAACATTGGTATA</text:p>
      <text:p text:style-name="Preformatted_20_Text">Masked <text:s text:c="9"/>NNATGCAATATGGAATCTCCAAAGAAGCAATTCTATAATTTTCTGCTGAACATTGGTATA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TAGGTATAGAGAACTACATCCCACGTGGTCACTTTTAGGGGTTTGAGATGGTTCAGATTT</text:p>
      <text:p text:style-name="Preformatted_20_Text">Masked <text:s text:c="9"/>TAGGTATAGAGAACTACATCCCACGTGGTCACTTTTAGGGGTTTGAGATGGTTCA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CCTCCAGAGAATTCTATTACTTCTCCAGGTCACTCCCTGAGAGAAGAGACAAAGA</text:p>
      <text:p text:style-name="Preformatted_20_Text">Masked <text:s text:c="9"/>CTTCTCCTCCAGAGAATTCTATTACTTCTCCAGGTCACTCCCTGAGAGAAGAGAC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AGTAGCTGTATATTCCTTATACATGGATTTTGTGTGTTCTTGATACCAATGTTTGC</text:p>
      <text:p text:style-name="Preformatted_20_Text">Masked <text:s text:c="9"/>TGGGAGTAGCTGTATATTCCTTATACATGGATTTTGTGTGTTCTTGATACCAATG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CAAAGAAAATAATATGAGTTCTGGGAAAAAAAAATAAATCAATCAAGGCTAAAAG</text:p>
      <text:p text:style-name="Preformatted_20_Text">Masked <text:s text:c="9"/>ATCAGCAAAGAAAATAATATGAGTTCTGGGAAAAAAAAATAAATCAATCAAGGCT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GTTGATATGTCCTTTTCGAACCTACATGAATCACCTTATGTTTATAAATATTTAG</text:p>
      <text:p text:style-name="Preformatted_20_Text">Masked <text:s text:c="9"/>TAGCTGTTGATATGTCCTTTTCGAACCTACATGAATCACCTTATGTTTATAAAT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TTTTTTCTACTTTTTTTTCAAACTTTATTCAAGTGCTTTCACTGAATTCAGTTTT</text:p>
      <text:p text:style-name="Preformatted_20_Text">Masked <text:s text:c="9"/>CAGATTTTTTTCTACTTTTTTTTCAAACTTTATTCAAGTGCTTTCACTGAATTC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AATTTATTTCCAATCACATGTGTTCTTAGATATTAAAATTGAGATAATTTAAATC</text:p>
      <text:p text:style-name="Preformatted_20_Text">Masked <text:s text:c="9"/>AGGTTAATTTATTTCCAATCACATGTGTTCTTAGATATTAAAATTGAGATAATTT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TTATAGGCTGGCTGTCCAGGAGTTTGGGGGGAAATAAATNNNNNNNNNNNNNNN</text:p>
      <text:p text:style-name="Preformatted_20_Text">Masked <text:s text:c="9"/>TAATTTTTATAGGCTGGCTGTCCAGGAGTTTGGGGGGAAATAAAT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G</text:p>
      <text:p text:style-name="Preformatted_20_Text">Masked <text:s text:c="9"/>NNNNNNNNNNNNNNNNNNNNNNNNNNNNNNNNNNNNNNNNNNNNNNNNNNNNNNNNNNN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GATTTTTAATGTTTGGTTGCCCTCACACTGCAGAAACTCAGAGCACTGTAGATAC</text:p>
      <text:p text:style-name="Preformatted_20_Text">Masked <text:s text:c="9"/>TTAAAGATTTTTAATGTTTGGTTGCCCTCACACTGCAGAAACTCAGAGCACTGTAG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AATCATATTCTCATTTTCACACAGCTGGTATGCCCATCTGTGAGACATGGCATG</text:p>
      <text:p text:style-name="Preformatted_20_Text">Masked <text:s text:c="9"/>TTCTGAAATCATATTCTCATTTTCACACAGCTGGTATGCCCATCTGTGAGACATG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ACATCTATGAGGAGGACACAGTCTGTGAGCAACCTGGGAGCTTTCACATCTGGAC</text:p>
      <text:p text:style-name="Preformatted_20_Text">Masked <text:s text:c="9"/>ACTAGACATCTATGAGGAGGACACAGTCTGTGAGCAACCTGGGAGCTTTCACATCT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CATAGTGTGACCAAACAAGGGAATACACAAATCATCAAAAAAAAAGTGTTGCAA</text:p>
      <text:p text:style-name="Preformatted_20_Text">Masked <text:s text:c="9"/>ATGCAACATAGTGTGACCAAACAAGGGAATACACAAATCATCAAAAAAAAAGTGT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GGTTTTTTTTGGAGTTTGTGTTTGTTGCCTTCTCCACATCTGGTTCTCTGCTCTG</text:p>
      <text:p text:style-name="Preformatted_20_Text">Masked <text:s text:c="9"/>AATAAGGTTTTTTTTGGAGTTTGTGTTTGTTGCCTTCTCCACATCTGGTTCTCTG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CCATACACTGGCTCTCAGCAACTTGGGGATCTTGAGATCATGCTGCACATGCTGCC</text:p>
      <text:p text:style-name="Preformatted_20_Text">Masked <text:s text:c="9"/>TGGCCCATACACTGGCTCTCAGCAACTTGGGGATCTTGAGATCATGCTGCACATGC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GCAGAGCATGAATGATGTCCTGGGGAACCGGGCAAAGGAATGCAAGGCAGCATAT</text:p>
      <text:p text:style-name="Preformatted_20_Text">Masked <text:s text:c="9"/>TGAATGCAGAGCATGAATGATGTCCTGGGGAACCGGGCAAAGGAATGCAAGGCAGC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CAGCATTTGCCAGGTCTGATTACAAGCTCAGAATAACAAATTTTAGGGCTTTTTT</text:p>
      <text:p text:style-name="Preformatted_20_Text">Masked <text:s text:c="9"/>GTGCCCAGCATTTGCCAGGTCTGATTACAAGCTCAGAATAACAAATTTTAGGGC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CAATTTGTGGAGAAATCTAAACAAGAATCAAGAAAATTGCACTTCTTCCATCCA</text:p>
      <text:p text:style-name="Preformatted_20_Text">Masked <text:s text:c="9"/>TTTTCTCAATTTGTGGAGAAATCTAAACAAGAATCAAGAAAATTGCACTTCTTCCA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ATAAAAATCACAGAATCACTGAATTGTAGGGACTGGAAGGGACCTTTAGAAATC</text:p>
      <text:p text:style-name="Preformatted_20_Text">Masked <text:s text:c="9"/>TGAAAAATAAAAATCACNNNNNNNNNNNNNNNNNNNNNNNNNNNNNNNNNNNNNNNNNNN</text:p>
      <text:p text:style-name="Preformatted_20_Text"><text:soft-page-break/><text:s text:c="16"/>***************** <text:s text:c="42"/></text:p>
      <text:p text:style-name="Preformatted_20_Text"/>
      <text:p text:style-name="Preformatted_20_Text">Unmasked <text:s text:c="7"/>ATGATCTAGTCCAGCCCCCCTGCAAAGCAGGCACCCTAGACCATGTTGCACAGGTA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GCAGGTCTTGAATATCTCCAGAGAAGGAAATTCCACAACCCCCCTTGGCAGC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AGTGCTCCATTACCCTTACTGTGAAGAAGTTCTTACATTTGTGTGAACTTCCC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TAGTTTGTGGCTGTTTCCCCTTGTTGTCCACAACACTGAAAAGATTCTGACCTT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TTGCCTCCCGCACCTTAGATATTTATAGACATTGATAAGATCCCCTCTGGCTT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AAGGCTGAAGAGACCCAGGTTGCTCAGCCTTTCCTCATAAGAGAGATGCTCCA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TCATCATCTTTGTGGCCCCCTCCCGCTGCACTCTTTCCAGGAGAAATCATTTTGTTT</text:p>
      <text:p text:style-name="Preformatted_20_Text">Masked <text:s text:c="9"/>NNNNNNNNNNNNNNNNNNNNNNNNNNNNNNNNNNNNNNNNNNNGAGAAATCATTTTGTTT</text:p>
      <text:p text:style-name="Preformatted_20_Text"><text:s text:c="59"/>*****************</text:p>
      <text:p text:style-name="Preformatted_20_Text"/>
      <text:p text:style-name="Preformatted_20_Text">Unmasked <text:s text:c="7"/>TTCCATCTGTGAAAACCCTGCATTTGTAGATGTACATCGCCATTAAAGTATTGTGCTCCT</text:p>
      <text:p text:style-name="Preformatted_20_Text">Masked <text:s text:c="9"/>TTCCATCTGTGAAAACCCTGCATTTGTAGATGTACATCGCCATTAAAGTATTGTG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CCTCTGAAGACAAGATTTCCTGCATAGATCACATCTCCTCTTGGACAGTGTCTTC</text:p>
      <text:p text:style-name="Preformatted_20_Text">Masked <text:s text:c="9"/>CTTTTCCTCTGAAGACAAGATTTCCTGCATAGATCACATCTCCTCTTGGACAGTG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ACATAGTGAGATGTTTTTTTCTGTAAAAGTTTCTGGTCACAAATAGAGCTAAGCA</text:p>
      <text:p text:style-name="Preformatted_20_Text">Masked <text:s text:c="9"/>TCTCTACATAGTGAGATGTTTTTTTCTGTAAAAGTTTCTGGTCACAAATAGAGCT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CAGACAGCCCTGGGAGCCTGGCTCCCCAGAGAGGTTAAATACACAAGGAAACTGCA</text:p>
      <text:p text:style-name="Preformatted_20_Text">Masked <text:s text:c="9"/>GATGCAGACAGCCCTGGGAGCCTGGCTCCCCAGAGAGGTTAAATACACAAGGAAA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ACTCCCATGAGAGAAGTCAAATTATTGATTTTAACTGAATCACATTCTTTAACTG</text:p>
      <text:p text:style-name="Preformatted_20_Text">Masked <text:s text:c="9"/>TAAGAACTCCCATGAGAGAAGTCAAATTATTGATTTTAACTGAATCACATTCTTT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ATTATTTTGAGATTCAATCATGTGCTTGTTTCATAAAATCAATGAATCACAAAG</text:p>
      <text:p text:style-name="Preformatted_20_Text">Masked <text:s text:c="9"/>AATCAAATTATTTTGAGATTCAATCATGTGCTTGTTT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GTTGGAAAAGACCTGTAAGATCATTCAGTCCAACTGTCTACCTACCACCAATACTG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AGCATGTTCCTTAGTACAGTTATTTACAGGTTTCTTGGTTTCTTTAAAATCTACAG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ATGACTTTACAGCCTCCATGGACAGCCTGTTCCAGTGCCTGACCAGGAAAG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TGTAATATCCAATCTGAAAGTTCCCTGACACAACATGAGGCTATTCCCTCTC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TGCTGTTACTTGGAAAAAGAGGCCAACTACCAACTCATCACAACCTCCTTTCAGG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GTATATGTCAATAAGGTCTCCCCTGAGCCTCCTCTTCTCTAGACTAATCCCTG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AGCTACTCCTCATACAGCATGTGCTCCAGTCCCCTCAGCACCTTCAATGAACACTGA</text:p>
      <text:p text:style-name="Preformatted_20_Text">Masked <text:s text:c="9"/>NNNNNNNNNNNNNNNNNNNNNNNNNNNNNNNNNNNNNNNNGCACCTTCAATGAACACTGA</text:p>
      <text:p text:style-name="Preformatted_20_Text"><text:s text:c="56"/>********************</text:p>
      <text:p text:style-name="Preformatted_20_Text"/>
      <text:p text:style-name="Preformatted_20_Text">Unmasked <text:s text:c="7"/>AATTTTTCAAGGATAAAAGTCAAACATCTTAGTAAAGCTTAGAATTTTTTTATTTTTTTT</text:p>
      <text:p text:style-name="Preformatted_20_Text">Masked <text:s text:c="9"/>AATTTTTCAAGGATAAAAGTCAAACATCTTAGTAAAGCTTAGAATTTTTTTATT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CAAAATATATTTTTCTACTATAAAATGCCATTGAGCCTCTACTAACACTTTCAGTA</text:p>
      <text:p text:style-name="Preformatted_20_Text">Masked <text:s text:c="9"/>TAATCAAAATATATTTTTCTACTATAAAATGCCATTGAGCCTCTACTAACACTTT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GACTTTGCTGTCTGGATATAACATATTCTGTTACATTATTCTTTGTGTTCAAAATC</text:p>
      <text:p text:style-name="Preformatted_20_Text">Masked <text:s text:c="9"/>GAACGACTTTGCTGTCTGGATATAACATATTCTGTTACATTATTCTTTGTGTTCA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TCATATCTGTGTTTGTCTTATATGATTGCTGTTGTTACTGATAAGCTAAGTACAT</text:p>
      <text:p text:style-name="Preformatted_20_Text">Masked <text:s text:c="9"/>AGTATTCATATCTGTGTTTGTCTTATATGATTGCTGTTGTTACTGATAAGCTAAG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CAGTTTTACAGTGTTACATATATTATTTTTTAACTGCCTGTTCTGATTTCTCATAC</text:p>
      <text:p text:style-name="Preformatted_20_Text">Masked <text:s text:c="9"/>TATGCAGTTTTACAGTGTTACATATATTATTTTTTAACTGCCTGTTCTGATTTCT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TTTCATCCTCTTTTCTAAG<text:span text:style-name="T1">ACAGAAACAGACAAAATCTTCACATCTGAGATCTAG</text:span></text:p>
      <text:p text:style-name="Preformatted_20_Text">Masked <text:s text:c="9"/>AATCTTTTCATCCTCTTTTCTAAG<text:span text:style-name="T1">ACAGAAACAGACAAAATCTTCACATCTGAGATCT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TAATCATAAAAATTGTTATGAGAGGTCTACACAGACAAACAAAAACCTCTTCAAACTT</text:span></text:p>
      <text:p text:style-name="Preformatted_20_Text">Masked <text:s text:c="9"/><text:span text:style-name="T1">CATAATCATAAAAATTGTTATGAGAGGTCTACACAGACAAACAAAAACCTCTTCAAAC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CTGTCTCTGAAATACACACCTTCACCTACTGCAGGGAGTAGCAGGAATGTTTCAGGAG</text:span></text:p>
      <text:p text:style-name="Preformatted_20_Text">Masked <text:s text:c="9"/><text:span text:style-name="T1">GACTGTCTCTGAAATACACACCTTCACCTACTGCAGGGAGTAGCAGGAATGTTTCAGG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AATTTAAAGTTTCACTACAGCTGGACTGTAAGTTTCTGTTCTATGTTACATAGTTTCA</text:span></text:p>
      <text:p text:style-name="Preformatted_20_Text">Masked <text:s text:c="9"/><text:span text:style-name="T1">CTAATTTAAAGTTTCACTACAGCTGGACTGTAAGTTTCTGTTCTATGTTACATAGTTTCA</text:span>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<text:span text:style-name="T1">CAAGAACA</text:span>ATAACCCTGATCAAACTAAAACACTTAATTTCACTAAAACCAGCAAAATTTA</text:p>
      <text:p text:style-name="Preformatted_20_Text">Masked <text:s text:c="9"/><text:span text:style-name="T1">CAAGAACA</text:span>ATAACCCTGATCAAACTAAAACACTTAATTTCACTAAAACCAGCAAA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GCATTAGAATAAAGGGAGAAGCAGCCTAGGGACATCAGAACAGTAAAGGATTTTGC</text:p>
      <text:p text:style-name="Preformatted_20_Text">Masked <text:s text:c="9"/>TATAGCATTAGAATAAAGGGAGAAGCAGCCTAGGGACATCAGAACAGTAAAGGAT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GCTGAACAGCAAGAATATCTGCATTAACTAAACTTTCTTCAGATAGACGTAGAGGC</text:p>
      <text:p text:style-name="Preformatted_20_Text">Masked <text:s text:c="9"/>ACACGCTGAACAGCAAGAATATCTGCATTAACTAAACTTTCTTCAGATAGACGTAG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GATTTGCTCTAGACCTAAAAGCATTTGAGTCAGCAGTTTAAGATGCCTTAAATGG</text:p>
      <text:p text:style-name="Preformatted_20_Text">Masked <text:s text:c="9"/>CCAGAGATTTGCTCTAGACCTAAAAGCATTTGAGTCAGCAGTTTAAGATGCCTTAA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CTGATGCAGTGGTCAGCTGCTAAATTCCTTTTACATACCCCCTACTAGGCACTG</text:p>
      <text:p text:style-name="Preformatted_20_Text">Masked <text:s text:c="9"/>TGCCAGCTGATGCAGTGGTCAGCTGCTAAATTCCTTTTACATACCCCCTACTAGGC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AAGGAAGACATGTAAGAACTGTGGATAATAATGGGGTTTCTAAGGCAAGTGCCTT</text:p>
      <text:p text:style-name="Preformatted_20_Text">Masked <text:s text:c="9"/>CTGTTAAGGAAGACATGTAAGAACTGTGGATAATAATGGGGTTTCTAAGGCAAGT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CAGCTATTTCACAAGATGTCATATGTCACAGACAGCAGCTAGGATATGTACTTCA</text:p>
      <text:p text:style-name="Preformatted_20_Text">Masked <text:s text:c="9"/>AACTGCAGCTATTTCACAAGATGTCATATGTCACAGACAGCAGCTAGGATATGTA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ATTATGTAAAACTGAACAGTGTAATTTAAAATTAGATGTAGAATGCATGATTTATG</text:p>
      <text:p text:style-name="Preformatted_20_Text">Masked <text:s text:c="9"/>GGATATTATGTAAAACTGAACAGTGTAATTTAAAATTAGATGTAGAATGCATGA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CAAAGGGATATTTCTCCTGTTCAGTTTTCATTTTATTATTTTAGAGCGTTTGCTT</text:p>
      <text:p text:style-name="Preformatted_20_Text">Masked <text:s text:c="9"/>TGCCTCAAAGGGATATTTCTCCTGTTCAGTTTTCATTTTATTATTTTAGAGCGTT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CATTTCATTTTTAATTAGAGCTGTGACCTTCATGCAAATAGTCTGAGAATAGCAG</text:p>
      <text:p text:style-name="Preformatted_20_Text">Masked <text:s text:c="9"/>TGTTTCATTTCATTTTTAATTAGAGCTGTGACCTTCATGCAAATAGTCTGAGAAT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GATCCAGAGTAAGAGAGAATTTAGTTCTCTTCTGAAAATAAATGAAGGCAAAACT</text:p>
      <text:p text:style-name="Preformatted_20_Text">Masked <text:s text:c="9"/>AGAGTGATCCAGAGTAAGAGAGAATTTAGTTCTCTTCTGAAAATAAATGAAGGCA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CTGACCATAGTGGGCATGCAGGAATAGCTTCTATTATCTGGCAAGCCATACAGATA</text:p>
      <text:p text:style-name="Preformatted_20_Text">Masked <text:s text:c="9"/>CCAGCTGACCATAGTGGGCATGCAGGAATAGCTTCTATTATCTGGCAAGCCATAC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ATATTTACTAATAGAAATAGTTACTAAATTTGAGCTTTTTACATAATATACCTA</text:p>
      <text:p text:style-name="Preformatted_20_Text">Masked <text:s text:c="9"/>ATAGAAATATTTACTAATAGAAATAGTTACTAAATTTGAGCTTTTTACATAATAT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AAGACTGATCTCAAAAGTAAGCACCACTTGGTGCTTCCTCTACTCAGCTCTTGTA</text:p>
      <text:p text:style-name="Preformatted_20_Text">Masked <text:s text:c="9"/>AAAAGAAGACTGATCTCAAAAGTAAGCACCACTTGGTGNNNNNNNNNNNNNNNNNNNNNN</text:p>
      <text:p text:style-name="Preformatted_20_Text"><text:s text:c="16"/>************************************** <text:s text:c="21"/></text:p>
      <text:p text:style-name="Preformatted_20_Text"/>
      <text:p text:style-name="Preformatted_20_Text">Unmasked <text:s text:c="7"/>AGGCCCCATCTGCAGTACTGCATACAGGCCTGGGGTCCCCAGCACAAGAAAGATGC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TCCTGAAACAAGTCCAGAGGAGGGCTACTAAGATGATCAGAGGGCTGGAGCACTT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GAGGAAAGGTTGAGGGAACTGGGCTTGTTTAGCTTGGAGAAGAAATGGCTCCAG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CCTCATTGCAGCTTTCCAGTATACTTAAAGGGAGCGTATAAACTGGAGGGGGAAC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TACATGGATTGATACTGATAGGACAAGGGGGAATGGTTTTAAACTGAGACAGG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AGGTAAGATATTAGGAGGAAGCTTTTCACACAGAAGGCAGTGACACCCTGGAA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CCCAAGGAGGTTGTGGATGCCCCATCCCTGNNNNNNNNNNNNNNNNNNNNNNNNNNN</text:p>
      <text:p text:style-name="Preformatted_20_Text">Masked <text:s text:c="9"/>NNNNNNNNNNNNNNNNNNNNNNNNNNNNNNNNNNNNNNNNNNNNNNNNNNNNNNNNNNNN</text:p>
      <text:p text:style-name="Preformatted_20_Text"><text:s text:c="49"/>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AGCCTGGTCTGCTGGTTGGCGACCCTGCACACAGCAG</text:p>
      <text:p text:style-name="Preformatted_20_Text">Masked <text:s text:c="9"/>NNNNNNNNNNNNNNNNNNNNNNNAGCCTGGTCTGCTGGTTGGCGACNNNNNNNNNNNNNN</text:p>
      <text:p text:style-name="Preformatted_20_Text"><text:soft-page-break/><text:s text:c="16"/>********************************************** <text:s text:c="13"/></text:p>
      <text:p text:style-name="Preformatted_20_Text"/>
      <text:p text:style-name="Preformatted_20_Text">Unmasked <text:s text:c="7"/>GAGGTTGAAACACAATGATCTTTGTGGTCCTTTCAACCGAGGCCATTCTGTGATTTCATG</text:p>
      <text:p text:style-name="Preformatted_20_Text">Masked <text:s text:c="9"/>NNNNNNNNNNNNNNNNNNNNNNNNNNNNNNNNNNNNNNNNNNNNNNNNNNNNNNNNNNNG</text:p>
      <text:p text:style-name="Preformatted_20_Text"><text:s text:c="75"/>*</text:p>
      <text:p text:style-name="Preformatted_20_Text"/>
      <text:p text:style-name="Preformatted_20_Text">Unmasked <text:s text:c="7"/>ATTCAGTCTGGAGAAGAGAAGGCTGTGAGATGACCTAATAGCAGACTTTCAGTATCTAAA</text:p>
      <text:p text:style-name="Preformatted_20_Text">Masked <text:s text:c="9"/>ANNNNNNNNNNNNNNNNNNNNNNNNNNNNNNNNNNNNNNNNNNNNNNNNNNNNNNNNNNN</text:p>
      <text:p text:style-name="Preformatted_20_Text"><text:s text:c="16"/>* <text:s text:c="58"/></text:p>
      <text:p text:style-name="Preformatted_20_Text"/>
      <text:p text:style-name="Preformatted_20_Text">Unmasked <text:s text:c="7"/>GGGGAGCTACATGAAAGAAGGGAACAGATTCTTTAGCAGGGTCAGTGGTGATAGAA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AAAAGGGTACATTTAGATAGGAGATAGGAAAAAAGTCTTCTACAGAGAGAGT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CACTAGAACAAGTTGCCCAGAGTTGTGGTTGATTTGCCCCATCCCTGGAGACT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CAGTGTGGATCAGTCCCTGGGCAGCCTAATCTAGCTGCAAATGCTTCTGTTCA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GAGAGATGGACTAGAGGCCCTTTGAAGTTCCTTCCAATTCTAAGTACTCTATGA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GATTCTATGATTCTGTGATTCTGTGATCCAGGTCAGTGAGGTCTAGGCCCATATGAC</text:p>
      <text:p text:style-name="Preformatted_20_Text">Masked <text:s text:c="9"/>NNNNNNNNNNNNNNNNNNNNNNNNNNNNNNCCAGGTCAGTGAGGTCTAGGCCCATATGAC</text:p>
      <text:p text:style-name="Preformatted_20_Text"><text:s text:c="46"/>******************************</text:p>
      <text:p text:style-name="Preformatted_20_Text"/>
      <text:p text:style-name="Preformatted_20_Text">Unmasked <text:s text:c="7"/>CTTTCTTCCTTCACTTTTTATGCATAGAAATTCTGTAGCAGTATTGAGCTTCAATATACT</text:p>
      <text:p text:style-name="Preformatted_20_Text">Masked <text:s text:c="9"/>CTTTCTTCCTTCACTTTTTATGCATAGAAATTCTGTAGCAGTATTGAGCTTCAAT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GACCAGAAAAGCTCTATTTTTCTGATGTTATCAGCCATTAAGAGAAGAAGAATCAA</text:p>
      <text:p text:style-name="Preformatted_20_Text">Masked <text:s text:c="9"/>GCTGGACCAGAAAAGCTCTATTTTTCTGATGTTATCAGCCATTAAGAGAAGAAG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AGTCCACAGAAACACAGTTCAGCTTATTAGAGGAAGAAAATGACTTTGATTTGAA</text:p>
      <text:p text:style-name="Preformatted_20_Text">Masked <text:s text:c="9"/>AAGTCAGTCCACAGAAACACAGTTCAGCTTATTAGAGGAAGAAAATGACTTTGAT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CAGGAAAATCTAAGCCAGAAGGAAAAGTACGTTTGGTAGGTAATGAAGCTTGAAT</text:p>
      <text:p text:style-name="Preformatted_20_Text">Masked <text:s text:c="9"/>ACGTTCAGGAAAATCTAAGCCAGAAGGAAAAGTACGTTTGGTAGGTAATGAAGCT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AAAAACTTGGCAACCTTGAGAATGAAAAACAAAAAACAAAATATTTTTTCTTTCAT</text:p>
      <text:p text:style-name="Preformatted_20_Text">Masked <text:s text:c="9"/>ACACAAAAACTTGGCAACCTTGAGAATGAAAAACAAAAAACAAAATATTTTTTC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ACCAAAGATTAGAGAAAAAATTACTATATGTTCTCAGAGATCATAAATTGAATG</text:p>
      <text:p text:style-name="Preformatted_20_Text">Masked <text:s text:c="9"/>AATTCAACCAAAGATTAGAGAAAAAATTACTATATGTTCTCAGAGATCATAAATT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ACATTCACTGTCATTTGTCCTTCCCAGTGCAGTGTATCCCAAACAAATGCTGTTA</text:p>
      <text:p text:style-name="Preformatted_20_Text"><text:soft-page-break/>Masked <text:s text:c="9"/>AATGCACATTCACTGTCATTTGTCCTTCCCAGTGCAGTGTATCCCAAACAAATGC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CTGCTAAGTCTCTGATAATAAGGAAAACAAGGATTTTGCTGATAACTTTTCCTG</text:p>
      <text:p text:style-name="Preformatted_20_Text">Masked <text:s text:c="9"/>AAAATTCTGCTAAGTCTCTGATAATAAGGAAAACAAGGATTTTGCTGATAACTT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CTGGATAGACCACAT</text:p>
      <text:p text:style-name="Preformatted_20_Text">Masked <text:s text:c="9"/>TGAAGGCTGGATAGACCACAT</text:p>
      <text:p text:style-name="P1"><text:s text:c="16"/>*********************</text:p>
      <text:p text:style-name="Horizontal_20_Line"><text:bookmark text:name="clustalw.dnd"/></text:p>
      <text:p text:style-name="Preformatted_20_Text"><text:a xlink:type="simple" xlink:href="https://www.genome.jp/tools-bin/pushfile?220403192136iUkVB+clustalw.dnd" text:style-name="Internet_20_link" text:visited-style-name="Visited_20_Internet_20_Link">clustalw.dnd</text:a></text:p>
      <text:p text:style-name="Preformatted_20_Text"/>
      <text:p text:style-name="P1">(Unmasked:0.10711,Masked:0.10711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5:52:12.651124405</meta:creation-date>
    <dc:date>2022-04-03T16:02:35.193346620</dc:date>
    <meta:editing-duration>PT10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7" meta:paragraph-count="708" meta:word-count="1180" meta:character-count="52686" meta:non-whitespace-character-count="41896"/>
  </office:meta>
</office:document-meta>
</file>